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C" style:family="table-column">
      <style:table-column-properties style:column-width="1.3264in"/>
    </style:style>
    <style:style style:name="Table1.D" style:family="table-column">
      <style:table-column-properties style:column-width="1.8507in"/>
    </style:style>
    <style:style style:name="Table1.A1" style:family="table-cell">
      <style:table-cell-properties style:vertical-align="middle" fo:padding="0.0194in" fo:border="0.05pt solid #000000"/>
    </style:style>
    <style:style style:name="Table1.A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080ff" style:font-weight-asian="bold" style:font-weight-complex="bold"/>
    </style:style>
    <style:style style:name="P3" style:family="paragraph" style:parent-style-name="Standard">
      <style:text-properties fo:font-weight="bold" officeooo:paragraph-rsid="002080ff" style:font-weight-asian="bold"/>
    </style:style>
    <style:style style:name="P4" style:family="paragraph" style:parent-style-name="Standard">
      <style:text-properties officeooo:paragraph-rsid="002080ff"/>
    </style:style>
    <style:style style:name="P5" style:family="paragraph" style:parent-style-name="Standard">
      <style:text-properties officeooo:paragraph-rsid="003319d0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ext_20_body">
      <style:paragraph-properties fo:text-align="center" style:justify-single-word="false"/>
      <style:text-properties officeooo:paragraph-rsid="0030f185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paragraph-rsid="00339fbe"/>
    </style:style>
    <style:style style:name="P9" style:family="paragraph" style:parent-style-name="Text_20_body">
      <style:text-properties officeooo:paragraph-rsid="003508d5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paragraph-rsid="0036da85"/>
    </style:style>
    <style:style style:name="P11" style:family="paragraph" style:parent-style-name="Table_20_Contents">
      <style:text-properties officeooo:paragraph-rsid="0036da8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b4cf2" style:font-size-asian="12pt" style:font-size-complex="12pt"/>
    </style:style>
    <style:style style:name="T6" style:family="text">
      <style:text-properties fo:font-size="12pt" officeooo:rsid="0029f19f" style:font-size-asian="12pt" style:font-size-complex="12pt"/>
    </style:style>
    <style:style style:name="T7" style:family="text">
      <style:text-properties fo:font-size="12pt" officeooo:rsid="002ee13f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46d56" style:font-weight-asian="normal" style:font-weight-complex="normal"/>
    </style:style>
    <style:style style:name="T11" style:family="text">
      <style:text-properties officeooo:rsid="002151bf"/>
    </style:style>
    <style:style style:name="T12" style:family="text">
      <style:text-properties officeooo:rsid="0026bf88"/>
    </style:style>
    <style:style style:name="T13" style:family="text">
      <style:text-properties officeooo:rsid="00346d56"/>
    </style:style>
    <style:style style:name="T14" style:family="text">
      <style:text-properties officeooo:rsid="0036da85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Económica y Mercados Bursátiles</text:span></text:p>
      <text:p text:style-name="P2">Curso:<text:tab/><text:tab/><text:tab/>IT0524</text:p>
      <text:p text:style-name="P4"><text:span text:style-name="T1">Licenciatura: <text:tab/>I</text:span><text:span text:style-name="T2">nterpretación y Traduccíon</text:span></text:p>
      <text:p text:style-name="P3">Horario:<text:tab/><text:tab/>Jueves 11:00 – 14:00</text:p>
      <text:p text:style-name="P3">Grupo:<text:tab/><text:tab/>5C</text:p>
      <text:p text:style-name="P3"/>
      <text:p text:style-name="P3"/>
      <text:p text:style-name="P3"/>
      <text:p text:style-name="P7"><text:span text:style-name="Strong_20_Emphasis"><text:span text:style-name="T3">HW_0</text:span></text:span><text:span text:style-name="Strong_20_Emphasis"><text:span text:style-name="T7">8</text:span></text:span><text:span text:style-name="Strong_20_Emphasis"><text:span text:style-name="T5">.</text:span></text:span><text:span text:style-name="Strong_20_Emphasis"><text:span text:style-name="T6">1 Evaluation and Translation of Public Offerings /Prospectus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p text:style-name="P7"><text:span text:style-name="Strong_20_Emphasis"><text:span text:style-name="T4"/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ext:section text:style-name="Sect1" text:name="md-content-252293865">
                <text:section text:style-name="Sect1" text:name="md-content-269213198">
                  <text:section text:style-name="Sect1" text:name="md-content-291185595">
                    <table:table table:name="Table1" table:style-name="Table1">
                      <table:table-column table:style-name="Table1.A" table:number-columns-repeated="2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</text:p>
                          </table:table-cell>
                          <table:table-cell table:style-name="Table1.A1" office:value-type="string">
                            <text:p text:style-name="Table_20_Heading">2 Points</text:p>
                          </table:table-cell>
                          <table:table-cell table:style-name="Table1.A1" office:value-type="string">
                            <text:p text:style-name="Table_20_Heading">1 Point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Table_20_Contents"><text:span text:style-name="Strong_20_Emphasis"><text:s/>Prospectus Translation</text:span></text:p>
                          <text:p text:style-name="P11"><text:span text:style-name="Strong_20_Emphasis"><text:span text:style-name="T14">(Task 1)</text:span></text:span></text:p>
                          <text:p text:style-name="P11"><text:span text:style-name="Strong_20_Emphasis">* </text:span><text:span text:style-name="Strong_20_Emphasis"><text:span text:style-name="T9">Section 2 (La Oferta),</text:span></text:span></text:p>
                          <text:p text:style-name="P10"><text:span text:style-name="Strong_20_Emphasis"><text:span text:style-name="T9">* Section 2.1 (Características de los Valores)</text:span></text:span></text:p>
                          <text:p text:style-name="P10"><text:span text:style-name="Strong_20_Emphasis"><text:span text:style-name="T9">*Section 2.2 (Destino de los Fondos)</text:span></text:span></text:p>
                        </table:table-cell>
                        <table:table-cell table:style-name="Table1.A1" office:value-type="string">
                          <text:p text:style-name="Table_20_Contents">Comprehensive analysis of CKD prospectus; precise translation of specified sections with excellent accuracy and professional terminology; demonstrates deep understanding of the financial structure</text:p>
                        </table:table-cell>
                        <table:table-cell table:style-name="Table1.A1" office:value-type="string">
                          <text:p text:style-name="Table_20_Contents">Adequate analysis and translation with minor linguistic or technical inaccuracies; shows good comprehension of the document</text:p>
                        </table:table-cell>
                        <table:table-cell table:style-name="Table1.A1" office:value-type="string">
                          <text:p text:style-name="Table_20_Contents">Incomplete or superficial analysis; translation contains significant errors or lacks professional financial language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<text:span text:style-name="T14">Executive Summary</text:span></text:span><text:span text:style-name="Strong_20_Emphasis"> Translation</text:span></text:p>
                          <text:p text:style-name="P11"><text:span text:style-name="Strong_20_Emphasis"><text:span text:style-name="T14">(Task 3)</text:span></text:span></text:p>
                        </table:table-cell>
                        <table:table-cell table:style-name="Table1.A1" office:value-type="string">
                          <text:p text:style-name="Table_20_Contents">Flawless translation of Executive Summary; maintains original document's tone, technical precision, and professional language; accurate translation of row labels</text:p>
                        </table:table-cell>
                        <table:table-cell table:style-name="Table1.A1" office:value-type="string">
                          <text:p text:style-name="Table_20_Contents">Competent translation with some minor linguistic or technical imprecisions; most row labels correctly translated</text:p>
                        </table:table-cell>
                        <table:table-cell table:style-name="Table1.A1" office:value-type="string">
                          <text:p text:style-name="Table_20_Contents">Poor translation quality; significant mistranslations or misinterpretations of technical content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Financial Terminology Definition</text:span></text:p>
                          <text:p text:style-name="P11"><text:span text:style-name="Strong_20_Emphasis"><text:span text:style-name="T14">(Task 2) </text:span></text:span></text:p>
                        </table:table-cell>
                        <table:table-cell table:style-name="Table1.A1" office:value-type="string">
                          <text:p text:style-name="Table_20_Contents">Provides precise, comprehensive definitions in both Spanish and English for all 13 terms; demonstrates advanced financial vocabulary and conceptual understanding</text:p>
                        </table:table-cell>
                        <table:table-cell table:style-name="Table1.A1" office:value-type="string">
                          <text:p text:style-name="Table_20_Contents">Definitions are mostly accurate with some minor omissions or lack of depth; covers majority of technical nuances</text:p>
                        </table:table-cell>
                        <table:table-cell table:style-name="Table1.A1" office:value-type="string">
                          <text:p text:style-name="Table_20_Contents">Incomplete or incorrect definitions; significant gaps in financial terminology understanding</text:p>
                        </table:table-cell>
                      </table:table-row>
                      <table:table-row>
                        <table:table-cell table:style-name="Table1.A5" office:value-type="string">
                          <text:p text:style-name="Table_20_Contents"><text:span text:style-name="Strong_20_Emphasis">Writ</text:span><text:span text:style-name="Strong_20_Emphasis"><text:span text:style-name="T11">ing Quality </text:span></text:span><text:span text:style-name="Strong_20_Emphasis"><text:span text:style-name="T12">and </text:span></text:span><text:span text:style-name="Strong_20_Emphasis"><text:span text:style-name="T11">Presentation</text:span></text:span></text:p>
                        </table:table-cell>
                        <table:table-cell table:style-name="Table1.A5" office:value-type="string">
                          <text:p text:style-name="Table_20_Contents">Exceptional clarity, perfect grammar, professional formatting; writing exceeds academic standards</text:p>
                        </table:table-cell>
                        <table:table-cell table:style-name="Table1.A5" office:value-type="string">
                          <text:p text:style-name="P6">Acceptable writing with some grammatical or structural issues</text:p>
                        </table:table-cell>
                        <table:table-cell table:style-name="Table1.A5" office:value-type="string">
                          <text:p text:style-name="P6">Poorly written; lacks coherence and professionalism</text:p>
                        </table:table-cell>
                      </table:table-row>
                    </table:table>
                    <text:p text:style-name="Text_20_body"><text:soft-page-break/><text:span text:style-name="Strong_20_Emphasis"/></text:p>
                  </text:section>
                  <text:p text:style-name="P9"><text:span text:style-name="Strong_20_Emphasis"><text:span text:style-name="T13">BONUS: </text:span></text:span><text:span text:style-name="Strong_20_Emphasis"><text:span text:style-name="T10"><text:s/>Can you describe how this program of CKDs is set up?</text:span></text:span></text:p>
                  <text:p text:style-name="Text_20_body"><text:span text:style-name="Strong_20_Emphasis"/></text:p>
                </text:section>
              </text:section>
            </text:section>
          </text:section>
        </text:section>
        <text:p text:style-name="Standard"><text:span text:style-name="Strong_20_Emphasis">A</text:span><text:span text:style-name="Strong_20_Emphasis"><text:span text:style-name="T8">ssignment</text:span></text:span><text:span text:style-name="Strong_20_Emphasis">:</text:span></text:p>
        <text:p text:style-name="Standard"><text:span text:style-name="Strong_20_Emphasis"><text:span text:style-name="T9">HW_08.1<text:tab/>[Due 27 Mar 2025]</text:span></text:span></text:p>
        <text:p text:style-name="Standard"><text:span text:style-name="Strong_20_Emphasis"><text:span text:style-name="T9"><text:s/>For all tasks, the standard format applies EXCEPT for double spacing.</text:span></text:span></text:p>
        <text:p text:style-name="Standard"><text:span text:style-name="Strong_20_Emphasis"><text:span text:style-name="T9"><text:s/></text:span></text:span></text:p>
        <text:p text:style-name="Standard"><text:span text:style-name="Strong_20_Emphasis"><text:span text:style-name="T9">--- Task 1 </text:span></text:span></text:p>
        <text:p text:style-name="Standard"><text:span text:style-name="Strong_20_Emphasis"><text:span text:style-name="T9">The document, 1f_CKD_Prospectus_2.pdf is a prospectus for a CKD public offering (PROGRAMA DE CERTIFICADOS BURSÁTILES FIDUCIARIOS). The public offering was authorized up to the amount of $5,500’000,000.00 (CINCO MIL QUINIENTOS MILLONES DE PESOS 00/100). </text:span></text:span></text:p>
        <text:p text:style-name="Standard"><text:span text:style-name="Strong_20_Emphasis"><text:span text:style-name="T9"/></text:span></text:p>
        <text:p text:style-name="P5"><text:span text:style-name="Strong_20_Emphasis"><text:span text:style-name="T9">Read the first 2 (two) pages of the document (1f_CKD_prospectus_2.pdf) which briefly summarize the offer. Next read Section 1.2 (Resumen Ejecutivo) and Section 1.2.1 (Breve Descripción de la Operación). Lastly, TRANSLATE </text:span></text:span></text:p>
        <text:p text:style-name="P8"><text:span text:style-name="Strong_20_Emphasis"><text:span text:style-name="T9">i) Section 2 (La Oferta),</text:span></text:span></text:p>
        <text:p text:style-name="P8"><text:span text:style-name="Strong_20_Emphasis"><text:span text:style-name="T9">ii) Section 2.1 (Características de los Valores), and</text:span></text:span></text:p>
        <text:p text:style-name="P8"><text:span text:style-name="Strong_20_Emphasis"><text:span text:style-name="T9">iii) Section 2.2 (Destino de los Fondos) into English. </text:span></text:span></text:p>
        <text:p text:style-name="Standard"><text:span text:style-name="Strong_20_Emphasis"><text:span text:style-name="T9"/></text:span></text:p>
        <text:p text:style-name="Standard"><text:span text:style-name="Strong_20_Emphasis"><text:span text:style-name="T9">Challenge: Can you describe how this program of CKDs is set up?</text:span></text:span></text:p>
        <text:p text:style-name="Standard"><text:span text:style-name="Strong_20_Emphasis"><text:span text:style-name="T9"><text:tab/><text:tab/></text:span></text:span></text:p>
        <text:p text:style-name="Standard"><text:span text:style-name="Strong_20_Emphasis"><text:span text:style-name="T9">--- Task 2</text:span></text:span></text:p>
        <text:p text:style-name="Standard"><text:span text:style-name="Strong_20_Emphasis"><text:span text:style-name="T9">Define the following terms in Spanish and English</text:span></text:span></text:p>
        <text:p text:style-name="Standard"><text:span text:style-name="Strong_20_Emphasis"><text:span text:style-name="T9">TERMS(13)</text:span></text:span></text:p>
        <text:p text:style-name="Standard"><text:span text:style-name="Strong_20_Emphasis"><text:span text:style-name="T9"><text:tab/>Activos (de una empresa)</text:span></text:span></text:p>
        <text:p text:style-name="Standard"><text:span text:style-name="Strong_20_Emphasis"><text:span text:style-name="T9"><text:tab/>Amortization</text:span></text:span></text:p>
        <text:p text:style-name="Standard"><text:span text:style-name="Strong_20_Emphasis"><text:span text:style-name="T9"><text:tab/>AFORE</text:span></text:span></text:p>
        <text:p text:style-name="Standard"><text:span text:style-name="Strong_20_Emphasis"><text:span text:style-name="T9"><text:tab/>CKD</text:span></text:span></text:p>
        <text:p text:style-name="Standard"><text:span text:style-name="Strong_20_Emphasis"><text:span text:style-name="T9"><text:tab/>Colocador</text:span></text:span></text:p>
        <text:p text:style-name="Standard"><text:span text:style-name="Strong_20_Emphasis"><text:span text:style-name="T9"><text:tab/>Depreciation</text:span></text:span></text:p>
        <text:p text:style-name="Standard"><text:span text:style-name="Strong_20_Emphasis"><text:span text:style-name="T9"><text:tab/>EBITDA (Earnings Before Interest, Taxes, Depreciation, and Amortization)</text:span></text:span></text:p>
        <text:p text:style-name="Standard"><text:span text:style-name="Strong_20_Emphasis"><text:span text:style-name="T9"><text:tab/>Fideicomiso</text:span></text:span></text:p>
        <text:p text:style-name="Standard"><text:span text:style-name="Strong_20_Emphasis"><text:span text:style-name="T9"><text:tab/>Fiduciaria</text:span></text:span></text:p>
        <text:p text:style-name="Standard"><text:span text:style-name="Strong_20_Emphasis"><text:span text:style-name="T9"><text:tab/>Fidelcomitente</text:span></text:span></text:p>
        <text:p text:style-name="Standard"><text:span text:style-name="Strong_20_Emphasis"><text:span text:style-name="T9"><text:tab/>Fideicomisario (ACREEDORES)</text:span></text:span></text:p>
        <text:p text:style-name="Standard"><text:span text:style-name="Strong_20_Emphasis"><text:span text:style-name="T9"><text:tab/>Prospectus</text:span></text:span></text:p>
        <text:p text:style-name="Standard"><text:span text:style-name="Strong_20_Emphasis"><text:span text:style-name="T9"><text:tab/>UDIs</text:span></text:span></text:p>
        <text:p text:style-name="Standard"><text:span text:style-name="Strong_20_Emphasis"><text:span text:style-name="T9"/></text:span></text:p>
        <text:p text:style-name="Standard"><text:span text:style-name="Strong_20_Emphasis"><text:span text:style-name="T9">--- Task 3</text:span></text:span></text:p>
        <text:p text:style-name="Standard"><text:span text:style-name="Strong_20_Emphasis"><text:span text:style-name="T9">The documnet, 2c_GrupoModelo_AnnualReport_toBMV.pdf, is Grupo Modelo's annual report to the BMV. Translate the Executive Summary (pp. 8 -10) from this document into English. Please note that ONLY the row labels need be translated from the tables.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9T09:01:35.945171199</dc:date>
    <meta:editing-duration>PT2H55M38S</meta:editing-duration>
    <meta:editing-cycles>40</meta:editing-cycles>
    <meta:generator>LibreOffice/7.3.7.2$Linux_X86_64 LibreOffice_project/30$Build-2</meta:generator>
    <meta:document-statistic meta:table-count="1" meta:image-count="1" meta:object-count="0" meta:page-count="2" meta:paragraph-count="65" meta:word-count="454" meta:character-count="3358" meta:non-whitespace-character-count="2931"/>
  </office:meta>
</office:document-meta>
</file>